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ads</text:p>
          </table:table-cell>
          <table:table-cell table:style-name="Default" office:value-type="string">
            <text:p>Time gen</text:p>
          </table:table-cell>
          <table:table-cell table:style-name="Default" office:value-type="string">
            <text:p>Time parallel</text:p>
          </table:table-cell>
          <table:table-cell table:style-name="Default" office:value-type="string">
            <text:p>Time total</text:p>
          </table:table-cell>
          <table:table-cell office:value-type="string">
            <text:p>Speedup gen</text:p>
          </table:table-cell>
          <table:table-cell office:value-type="string">
            <text:p>Speedup parallel</text:p>
          </table:table-cell>
          <table:table-cell office:value-type="string">
            <text:p>Speedup total</text:p>
          </table:table-cell>
          <table:table-cell office:value-type="string">
            <text:p>Speedup opti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8652">
            <text:p>0.79865200</text:p>
          </table:table-cell>
          <table:table-cell office:value-type="float" office:value="1.76657">
            <text:p>1.76657000</text:p>
          </table:table-cell>
          <table:table-cell office:value-type="float" office:value="2.26795">
            <text:p>2.26795000</text:p>
          </table:table-cell>
          <table:table-cell table:formula="oooc:=[.$B$2]/[.B2]" office:value-type="float" office:value="1">
            <text:p>1</text:p>
          </table:table-cell>
          <table:table-cell table:formula="oooc:=[.$C$2]/[.C2]" office:value-type="float" office:value="1">
            <text:p>1</text:p>
          </table:table-cell>
          <table:table-cell table:formula="oooc:=[.$D$2]/[.D2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5865">
            <text:p>0.48586500</text:p>
          </table:table-cell>
          <table:table-cell office:value-type="float" office:value="1.60545">
            <text:p>1.60545000</text:p>
          </table:table-cell>
          <table:table-cell office:value-type="float" office:value="2.11263">
            <text:p>2.11263000</text:p>
          </table:table-cell>
          <table:table-cell table:formula="oooc:=[.$B$2]/[.B3]" office:value-type="float" office:value="1.64377347617136">
            <text:p>1.64</text:p>
          </table:table-cell>
          <table:table-cell table:formula="oooc:=[.$C$2]/[.C3]" office:value-type="float" office:value="1.10035815503441">
            <text:p>1.1</text:p>
          </table:table-cell>
          <table:table-cell table:formula="oooc:=[.$D$2]/[.D3]" office:value-type="float" office:value="1.07351973606358">
            <text:p>1.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46834">
            <text:p>0.34683400</text:p>
          </table:table-cell>
          <table:table-cell office:value-type="float" office:value="1.55526">
            <text:p>1.55526000</text:p>
          </table:table-cell>
          <table:table-cell office:value-type="float" office:value="2.05287">
            <text:p>2.05287000</text:p>
          </table:table-cell>
          <table:table-cell table:formula="oooc:=[.$B$2]/[.B4]" office:value-type="float" office:value="2.30269235426746">
            <text:p>2.3</text:p>
          </table:table-cell>
          <table:table-cell table:formula="oooc:=[.$C$2]/[.C4]" office:value-type="float" office:value="1.13586795776912">
            <text:p>1.14</text:p>
          </table:table-cell>
          <table:table-cell table:formula="oooc:=[.$D$2]/[.D4]" office:value-type="float" office:value="1.10477039461827">
            <text:p>1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4305">
            <text:p>0.33430500</text:p>
          </table:table-cell>
          <table:table-cell office:value-type="float" office:value="1.54606">
            <text:p>1.54606000</text:p>
          </table:table-cell>
          <table:table-cell office:value-type="float" office:value="2.0519">
            <text:p>2.05190000</text:p>
          </table:table-cell>
          <table:table-cell table:formula="oooc:=[.$B$2]/[.B5]" office:value-type="float" office:value="2.3889920880633">
            <text:p>2.39</text:p>
          </table:table-cell>
          <table:table-cell table:formula="oooc:=[.$C$2]/[.C5]" office:value-type="float" office:value="1.14262706492633">
            <text:p>1.14</text:p>
          </table:table-cell>
          <table:table-cell table:formula="oooc:=[.$D$2]/[.D5]" office:value-type="float" office:value="1.1052926555875">
            <text:p>1.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15069">
            <text:p>0.31506900</text:p>
          </table:table-cell>
          <table:table-cell office:value-type="float" office:value="1.53261">
            <text:p>1.53261000</text:p>
          </table:table-cell>
          <table:table-cell office:value-type="float" office:value="2.04357">
            <text:p>2.04357000</text:p>
          </table:table-cell>
          <table:table-cell table:formula="oooc:=[.$B$2]/[.B6]" office:value-type="float" office:value="2.53484792220117">
            <text:p>2.53</text:p>
          </table:table-cell>
          <table:table-cell table:formula="oooc:=[.$C$2]/[.C6]" office:value-type="float" office:value="1.15265462185422">
            <text:p>1.15</text:p>
          </table:table-cell>
          <table:table-cell table:formula="oooc:=[.$D$2]/[.D6]" office:value-type="float" office:value="1.10979804949182">
            <text:p>1.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0081">
            <text:p>0.28008100</text:p>
          </table:table-cell>
          <table:table-cell office:value-type="float" office:value="1.51768">
            <text:p>1.51768000</text:p>
          </table:table-cell>
          <table:table-cell office:value-type="float" office:value="2.02409">
            <text:p>2.02409000</text:p>
          </table:table-cell>
          <table:table-cell table:formula="oooc:=[.$B$2]/[.B7]" office:value-type="float" office:value="2.85150367215198">
            <text:p>2.85</text:p>
          </table:table-cell>
          <table:table-cell table:formula="oooc:=[.$C$2]/[.C7]" office:value-type="float" office:value="1.16399372726794">
            <text:p>1.16</text:p>
          </table:table-cell>
          <table:table-cell table:formula="oooc:=[.$D$2]/[.D7]" office:value-type="float" office:value="1.12047883246298">
            <text:p>1.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352">
            <text:p>0.29352000</text:p>
          </table:table-cell>
          <table:table-cell office:value-type="float" office:value="1.53066">
            <text:p>1.53066000</text:p>
          </table:table-cell>
          <table:table-cell office:value-type="float" office:value="2.03624">
            <text:p>2.03624000</text:p>
          </table:table-cell>
          <table:table-cell table:formula="oooc:=[.$B$2]/[.B8]" office:value-type="float" office:value="2.72094576178795">
            <text:p>2.72</text:p>
          </table:table-cell>
          <table:table-cell table:formula="oooc:=[.$C$2]/[.C8]" office:value-type="float" office:value="1.15412305802726">
            <text:p>1.15</text:p>
          </table:table-cell>
          <table:table-cell table:formula="oooc:=[.$D$2]/[.D8]" office:value-type="float" office:value="1.11379306957922">
            <text:p>1.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22746">
            <text:p>0.32274600</text:p>
          </table:table-cell>
          <table:table-cell office:value-type="float" office:value="1.53819">
            <text:p>1.53819000</text:p>
          </table:table-cell>
          <table:table-cell office:value-type="float" office:value="2.04469">
            <text:p>2.04469000</text:p>
          </table:table-cell>
          <table:table-cell table:formula="oooc:=[.$B$2]/[.B9]" office:value-type="float" office:value="2.47455274426329">
            <text:p>2.47</text:p>
          </table:table-cell>
          <table:table-cell table:formula="oooc:=[.$C$2]/[.C9]" office:value-type="float" office:value="1.14847320552077">
            <text:p>1.15</text:p>
          </table:table-cell>
          <table:table-cell table:formula="oooc:=[.$D$2]/[.D9]" office:value-type="float" office:value="1.10919014618353">
            <text:p>1.1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>
            <draw:frame table:end-cell-address="Sheet1.G36" table:end-x="2.011cm" table:end-y="0.211cm" draw:z-index="0" draw:style-name="gr1" svg:width="15.477cm" svg:height="11.14cm" svg:x="0.892cm" svg:y="0.318cm">
              <draw:object draw:notify-on-update-of-ranges="Sheet1.A2:Sheet1.A9 Sheet1.B2:Sheet1.B9 Sheet1.A2:Sheet1.A9 Sheet1.C2:Sheet1.C9 Sheet1.A2:Sheet1.A9 Sheet1.D2:Sheet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heet1.O36" table:end-x="0.113cm" table:end-y="0.345cm" draw:z-index="1" draw:style-name="gr1" svg:width="16.536cm" svg:height="11.193cm" svg:x="0.083cm" svg:y="0.399cm">
              <draw:object draw:notify-on-update-of-ranges="Sheet1.A2:Sheet1.A9 Sheet1.E2:Sheet1.E9 Sheet1.A2:Sheet1.A9 Sheet1.F2:Sheet1.F9 Sheet1.A2:Sheet1.A9 Sheet1.G2:Sheet1.G9 Sheet1.A2:Sheet1.A9 Sheet1.H2:Sheet1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28/04/2011</text:date>, <text:time>14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howroom</meta:initial-creator>
    <meta:creation-date>2011-04-28T14:26:34</meta:creation-date>
    <dc:creator>showroom</dc:creator>
    <dc:date>2011-04-28T14:36:59</dc:date>
    <meta:editing-cycles>2</meta:editing-cycles>
    <meta:editing-duration>PT10M25S</meta:editing-duration>
    <meta:user-defined meta:name="Info 1"/>
    <meta:user-defined meta:name="Info 2"/>
    <meta:user-defined meta:name="Info 3"/>
    <meta:user-defined meta:name="Info 4"/>
    <meta:document-statistic meta:table-count="3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478cm" svg:height="11.141cm" chart:class="chart:scatter" chart:style-name="ch1">
        <chart:legend chart:legend-position="end" svg:x="13.329cm" svg:y="4.914cm" chart:style-name="ch2"/>
        <chart:plot-area chart:style-name="ch3" table:cell-range-address="Sheet1.A2:Sheet1.D9" svg:x="0.309cm" svg:y="0.222cm" svg:width="12.711cm" svg:height="10.47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scatter">
            <chart:domain table:cell-range-address="Sheet1.A2:Sheet1.A9"/>
            <chart:data-point chart:repeated="8"/>
          </chart:series>
          <chart:series chart:style-name="ch8" chart:values-cell-range-address="Sheet1.C2:Sheet1.C9" chart:class="chart:scatter">
            <chart:data-point chart:repeated="8"/>
          </chart:series>
          <chart:series chart:style-name="ch9" chart:values-cell-range-address="Sheet1.D2:Sheet1.D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8652">
                <text:p>0.798652</text:p>
              </table:table-cell>
              <table:table-cell office:value-type="float" office:value="1.76657">
                <text:p>1.76657</text:p>
              </table:table-cell>
              <table:table-cell office:value-type="float" office:value="2.26795">
                <text:p>2.267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5865">
                <text:p>0.485865</text:p>
              </table:table-cell>
              <table:table-cell office:value-type="float" office:value="1.60545">
                <text:p>1.60545</text:p>
              </table:table-cell>
              <table:table-cell office:value-type="float" office:value="2.11263">
                <text:p>2.11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46834">
                <text:p>0.346834</text:p>
              </table:table-cell>
              <table:table-cell office:value-type="float" office:value="1.55526">
                <text:p>1.55526</text:p>
              </table:table-cell>
              <table:table-cell office:value-type="float" office:value="2.05287">
                <text:p>2.05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4305">
                <text:p>0.334305</text:p>
              </table:table-cell>
              <table:table-cell office:value-type="float" office:value="1.54606">
                <text:p>1.54606</text:p>
              </table:table-cell>
              <table:table-cell office:value-type="float" office:value="2.0519">
                <text:p>2.0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15069">
                <text:p>0.315069</text:p>
              </table:table-cell>
              <table:table-cell office:value-type="float" office:value="1.53261">
                <text:p>1.53261</text:p>
              </table:table-cell>
              <table:table-cell office:value-type="float" office:value="2.04357">
                <text:p>2.04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0081">
                <text:p>0.280081</text:p>
              </table:table-cell>
              <table:table-cell office:value-type="float" office:value="1.51768">
                <text:p>1.51768</text:p>
              </table:table-cell>
              <table:table-cell office:value-type="float" office:value="2.02409">
                <text:p>2.02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9352">
                <text:p>0.29352</text:p>
              </table:table-cell>
              <table:table-cell office:value-type="float" office:value="1.53066">
                <text:p>1.53066</text:p>
              </table:table-cell>
              <table:table-cell office:value-type="float" office:value="2.03624">
                <text:p>2.03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22746">
                <text:p>0.322746</text:p>
              </table:table-cell>
              <table:table-cell office:value-type="float" office:value="1.53819">
                <text:p>1.53819</text:p>
              </table:table-cell>
              <table:table-cell office:value-type="float" office:value="2.04469">
                <text:p>2.04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37cm" svg:height="11.194cm" chart:class="chart:scatter" chart:style-name="ch1">
        <chart:legend chart:legend-position="end" svg:x="14.341cm" svg:y="4.753cm" chart:style-name="ch2"/>
        <chart:plot-area chart:style-name="ch3" table:cell-range-address="Sheet1.A2:Sheet1.A9 Sheet1.E2:Sheet1.H9" svg:x="0.33cm" svg:y="0.223cm" svg:width="13.681cm" svg:height="10.52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" chart:class="chart:scatter">
            <chart:domain table:cell-range-address="Sheet1.A2:Sheet1.A9"/>
            <chart:data-point chart:repeated="8"/>
          </chart:series>
          <chart:series chart:style-name="ch7" chart:values-cell-range-address="Sheet1.F2:Sheet1.F9" chart:class="chart:scatter">
            <chart:data-point chart:repeated="8"/>
          </chart:series>
          <chart:series chart:style-name="ch8" chart:values-cell-range-address="Sheet1.G2:Sheet1.G9" chart:class="chart:scatter">
            <chart:data-point chart:repeated="8"/>
          </chart:series>
          <chart:series chart:style-name="ch9" chart:values-cell-range-address="Sheet1.H2:Sheet1.H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4377347617136">
                <text:p>1.64377347617136</text:p>
              </table:table-cell>
              <table:table-cell office:value-type="float" office:value="1.10035815503441">
                <text:p>1.10035815503441</text:p>
              </table:table-cell>
              <table:table-cell office:value-type="float" office:value="1.07351973606358">
                <text:p>1.07351973606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0269235426746">
                <text:p>2.30269235426746</text:p>
              </table:table-cell>
              <table:table-cell office:value-type="float" office:value="1.13586795776912">
                <text:p>1.13586795776912</text:p>
              </table:table-cell>
              <table:table-cell office:value-type="float" office:value="1.10477039461827">
                <text:p>1.10477039461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3889920880633">
                <text:p>2.3889920880633</text:p>
              </table:table-cell>
              <table:table-cell office:value-type="float" office:value="1.14262706492633">
                <text:p>1.14262706492633</text:p>
              </table:table-cell>
              <table:table-cell office:value-type="float" office:value="1.1052926555875">
                <text:p>1.1052926555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3484792220117">
                <text:p>2.53484792220117</text:p>
              </table:table-cell>
              <table:table-cell office:value-type="float" office:value="1.15265462185422">
                <text:p>1.15265462185422</text:p>
              </table:table-cell>
              <table:table-cell office:value-type="float" office:value="1.10979804949182">
                <text:p>1.10979804949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85150367215198">
                <text:p>2.85150367215198</text:p>
              </table:table-cell>
              <table:table-cell office:value-type="float" office:value="1.16399372726794">
                <text:p>1.16399372726794</text:p>
              </table:table-cell>
              <table:table-cell office:value-type="float" office:value="1.12047883246298">
                <text:p>1.12047883246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72094576178795">
                <text:p>2.72094576178795</text:p>
              </table:table-cell>
              <table:table-cell office:value-type="float" office:value="1.15412305802726">
                <text:p>1.15412305802726</text:p>
              </table:table-cell>
              <table:table-cell office:value-type="float" office:value="1.11379306957922">
                <text:p>1.113793069579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7455274426329">
                <text:p>2.47455274426329</text:p>
              </table:table-cell>
              <table:table-cell office:value-type="float" office:value="1.14847320552077">
                <text:p>1.14847320552077</text:p>
              </table:table-cell>
              <table:table-cell office:value-type="float" office:value="1.10919014618353">
                <text:p>1.1091901461835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